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9134in"/>
    </style:style>
    <style:style style:name="co4" style:family="table-column">
      <style:table-column-properties fo:break-before="auto" style:column-width="5.7362in"/>
    </style:style>
    <style:style style:name="co5" style:family="table-column">
      <style:table-column-properties fo:break-before="auto" style:column-width="3.9563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2.8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75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181in" fo:break-before="auto" style:use-optimal-row-height="false"/>
    </style:style>
    <style:style style:name="ro6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0.5827in" fo:break-before="auto" style:use-optimal-row-height="false"/>
    </style:style>
    <style:style style:name="ro9" style:family="table-row">
      <style:table-row-properties style:row-height="0.2075in" fo:break-before="auto" style:use-optimal-row-height="false"/>
    </style:style>
    <style:style style:name="ro10" style:family="table-row">
      <style:table-row-properties style:row-height="0.2283in" fo:break-before="auto" style:use-optimal-row-height="false"/>
    </style:style>
    <style:style style:name="ro11" style:family="table-row">
      <style:table-row-properties style:row-height="0.3327in" fo:break-before="auto" style:use-optimal-row-height="false"/>
    </style:style>
    <style:style style:name="ro12" style:family="table-row">
      <style:table-row-properties style:row-height="0.3429in" fo:break-before="auto" style:use-optimal-row-height="fals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1866in" fo:break-before="auto" style:use-optimal-row-height="false"/>
    </style:style>
    <style:style style:name="ro15" style:family="table-row">
      <style:table-row-properties style:row-height="0.6035in" fo:break-before="auto" style:use-optimal-row-height="false"/>
    </style:style>
    <style:style style:name="ro16" style:family="table-row">
      <style:table-row-properties style:row-height="0.5929in" fo:break-before="auto" style:use-optimal-row-height="false"/>
    </style:style>
    <style:style style:name="ro17" style:family="table-row">
      <style:table-row-properties style:row-height="0.2909in" fo:break-before="auto" style:use-optimal-row-height="false"/>
    </style:style>
    <style:style style:name="ro18" style:family="table-row">
      <style:table-row-properties style:row-height="0.239in" fo:break-before="auto" style:use-optimal-row-height="false"/>
    </style:style>
    <style:style style:name="ro19" style:family="table-row">
      <style:table-row-properties style:row-height="0.4161in" fo:break-before="auto" style:use-optimal-row-height="false"/>
    </style:style>
    <style:style style:name="ro20" style:family="table-row">
      <style:table-row-properties style:row-height="0.3744in" fo:break-before="auto" style:use-optimal-row-height="false"/>
    </style:style>
    <style:style style:name="ro21" style:family="table-row">
      <style:table-row-properties style:row-height="0.2598in" fo:break-before="auto" style:use-optimal-row-height="false"/>
    </style:style>
    <style:style style:name="ro22" style:family="table-row">
      <style:table-row-properties style:row-height="0.3638in" fo:break-before="auto" style:use-optimal-row-height="false"/>
    </style:style>
    <style:style style:name="ro23" style:family="table-row">
      <style:table-row-properties style:row-height="0.4543in" fo:break-before="auto" style:use-optimal-row-height="fals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0.2701in" fo:break-before="auto" style:use-optimal-row-height="false"/>
    </style:style>
    <style:style style:name="ro26" style:family="table-row">
      <style:table-row-properties style:row-height="0.5016in" fo:break-before="auto" style:use-optimal-row-height="true"/>
    </style:style>
    <style:style style:name="ro27" style:family="table-row">
      <style:table-row-properties style:row-height="0.1799in" fo:break-before="auto" style:use-optimal-row-height="true"/>
    </style:style>
    <style:style style:name="ro28" style:family="table-row">
      <style:table-row-properties style:row-height="0.3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7e0021" fo:wrap-option="wrap" fo:border="0.06pt solid #000000"/>
    </style:style>
    <style:style style:name="ce10" style:family="table-cell" style:parent-style-name="Default">
      <style:table-cell-properties fo:background-color="#cc9966" fo:wrap-option="wrap" fo:border="0.06pt solid #000000"/>
    </style:style>
    <style:style style:name="ce11" style:family="table-cell" style:parent-style-name="Default">
      <style:table-cell-properties fo:border-bottom="2.01pt solid #000000" fo:background-color="#cc9966" fo:wrap-option="wrap" fo:border-left="none" fo:border-right="none" fo:border-top="2.01pt solid #000000"/>
    </style:style>
    <style:style style:name="ce1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2.01pt solid #000000" fo:wrap-option="wrap" fo:border-left="none" fo:border-right="none" fo:border-top="2.01pt solid #0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cc9966" fo:wrap-option="wrap" fo:border="0.06pt solid #000000" style:vertical-align="top"/>
    </style:style>
    <style:style style:name="ce31" style:family="table-cell" style:parent-style-name="Default">
      <style:table-cell-properties fo:background-color="#dddddd" fo:wrap-option="wrap" fo:border="0.06pt solid #000000"/>
    </style:style>
    <style:style style:name="ce3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ackground-color="#ffffff" fo:wrap-option="wrap" fo:border="0.06pt solid #000000"/>
    </style:style>
    <style:style style:name="ce36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8" style:family="table-cell" style:parent-style-name="Default">
      <style:table-cell-properties fo:background-color="#333366" fo:wrap-option="wrap" fo:border="0.06pt solid #000000" style:vertical-align="top"/>
    </style:style>
    <style:style style:name="ce39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333366" fo:wrap-option="wrap" fo:border="0.06pt solid #000000"/>
    </style:style>
    <style:style style:name="ce41" style:family="table-cell" style:parent-style-name="Default">
      <style:table-cell-properties fo:background-color="#333366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Liberation Sans" fo:font-weight="bold" style:font-name-asian="Noto Sans CJK SC Regular" style:font-weight-asian="bold" style:font-weight-complex="bold"/>
    </style:style>
    <style:style style:name="T4" style:family="text">
      <style:text-properties style:font-name="Liberation Sans" style:font-name-asian="Noto Sans CJK SC Regular"/>
    </style:style>
    <style:style style:name="T5" style:family="text">
      <style:text-properties style:font-name="Liberation Sans" style:font-name-asian="Noto Sans CJK SC Regular" fo:font-style="italic" style:font-style-asian="italic" style:font-style-complex="italic"/>
    </style:style>
    <style:style style:name="T6" style:family="text">
      <style:text-properties fo:font-weight="bold" style:font-name-asian="Noto Sans CJK SC Regular" style:font-weight-asian="bold" style:font-weight-complex="bold"/>
    </style:style>
    <style:style style:name="T7" style:family="text">
      <style:text-properties style:font-name-asian="Noto Sans CJK SC Regular"/>
    </style:style>
    <style:style style:name="T8" style:family="text">
      <style:text-properties style:font-name-asian="Noto Sans CJK SC Regular"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6"/>
        <table:table-column table:style-name="co1" table:default-cell-style-name="ce10"/>
        <table:table-column table:style-name="co2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2">
          <table:covered-table-cell table:style-name="ce2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3">Założenia początkowe:</text:span></text:p>
            <text:p><text:span text:style-name="T4">Na komputerze zainstalowany jest system Ubuntu16.04, obci, Svarog. </text:span></text:p>
            <text:p><text:span text:style-name="T4">Sygnał testowy: </text:span><text:span text:style-name="T4"><text:a xlink:href="https://www.dropbox.com/s/xs2w5jimvg4ofuh/test_signal.tar.gz?dl=0" xlink:type="simple">https://www.dropbox.com/s/xs2w5jimvg4ofuh/test_signal.tar.gz?dl=0</text:a></text:span><text:span text:style-name="T4"> pobrany i rozpakowany w katalogu domowym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text:span text:style-name="T4">Jeżeli wykonanie tej komendy wciąż pozostawia otwarte procesy obci, należy zresetować komputer) </text:span></text:p>
            <text:p><text:span text:style-name="T4">Pusty katalog ~/.obci/logs (jeżeli katalog nie jest pusty usuń wszystko komendą </text:span><text:span text:style-name="T5">$ rm -rf ~/.obci</text:span><text:span text:style-name="T4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A. Uruchomienie Svarog-a i wczytanie sygnału testowego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Svarog-a komendą:</text:p>
            <text:p><text:span text:style-name="T1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arametry sygnału widoczne w oknie dialogowym “Open signal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ygnał widoczny w głównym oknie Svarog-a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Wróć do terminal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2. Otwórz nową zakładkę (Ctrl+Shift+t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 z nową zakładką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3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y logowania pokrywają się z czasem wykonania testu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5. Zamknij edytor krzyżykiem znajdującym się w prawym górnym rogu ekranu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table:style-name="ce4" office:value-type="string" calcext:value-type="string" table:number-columns-spanned="6" table:number-rows-spanned="1">
            <text:p>C. Zamknięcie Svarog-a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okna Svarog-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 Svarog-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Zamknij Svarog-a krzyżykiem znajdującym się w pra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19"/>
          <table:table-cell/>
        </table:table-row>
        <table:table-row table:style-name="ro3">
          <table:table-cell office:value-type="string" calcext:value-type="string" table:number-columns-spanned="3" table:number-rows-spanned="1">
            <text:p>1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/>
          <table:table-cell table:style-name="ce21" office:value-type="string" calcext:value-type="string" table:number-columns-spanned="1" table:number-rows-spanned="2">
            <text:p>D1 i D2 do omówienia</text:p>
          </table:table-cell>
        </table:table-row>
        <table:table-row table:style-name="ro3">
          <table:table-cell office:value-type="string" calcext:value-type="string" table:number-columns-spanned="3" table:number-rows-spanned="1">
            <text:p>2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y logowania pokrywają się z czasem wykonania testu.</text:p>
          </table:table-cell>
          <table:covered-table-cell/>
          <table:table-cell/>
          <table:covered-table-cell/>
        </table:table-row>
        <table:table-row table:style-name="ro1" table:number-rows-repeated="1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2" table:style-name="ta1">
        <table:table-column table:style-name="co1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_server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6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folderze znajduje się plik obci_server.log.sqlite</text:p>
          </table:table-cell>
          <table:covered-table-cell/>
          <table: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 programu sqliteman</text:p>
          </table:table-cell>
          <table:covered-table-cell/>
          <table:table-cell table:style-name="ce1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style-name="ce17"/>
          <table:table-cell/>
        </table:table-row>
        <table:table-row table:style-name="ro9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0">
          <table:table-cell table:style-name="ce22" office:value-type="string" calcext:value-type="string" table:number-columns-spanned="6" table:number-rows-spanned="1">
            <text:p>C. Zamknięcie obci gui i obci_srv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okna obci gui (Alt+Tab) i zaamknij okno obci krzyżykiem w prawym górnym rogu okna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anla</text:p>
          </table:table-cell>
          <table:covered-table-cell/>
          <table:table-cell table:style-name="ce17"/>
          <table:table-cell/>
        </table:table-row>
        <table:table-row table:style-name="ro12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0">
          <table:table-cell table:style-name="ce22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24" office:value-type="string" calcext:value-type="string" table:number-columns-spanned="2" table:number-rows-spanned="1">
            <text:p>Plik nie jest pusty. Po prawej stronie lista z logami. Czasy logowania pokrywają się z czasem wykonania testu. W kolumnie Source jest tylko obci_server.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number-columns-repeated="3"/>
          <table:table-cell table:style-name="ce25" table:number-columns-spanned="2" table:number-rows-spanned="1"/>
          <table:covered-table-cell table:style-name="ce7"/>
          <table:table-cell table:number-columns-repeated="2"/>
        </table:table-row>
        <table:table-row table:style-name="ro3">
          <table:table-cell table:number-columns-repeated="3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5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</table:table>
      <table:table table:name="1.3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ą się pliki obci_server.log.sqlite oraz Dummy amplifier - &lt;timestamp&gt;.log.sqlite**</text:p>
          </table:table-cell>
          <table:covered-table-cell/>
          <table:table-cell table:number-columns-repeated="2"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number-columns-repeated="2"/>
        </table:table-row>
        <table:table-row table:style-name="ro14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5">
          <table:table-cell table:style-name="ce6"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table:style-name="ce2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Dummy amplifier</text:p>
          </table:table-cell>
          <table:covered-table-cell/>
          <table:table-cell table:number-columns-repeated="2"/>
        </table:table-row>
        <table:table-row table:style-name="ro17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8">
          <table:table-cell table:style-name="ce27" office:value-type="string" calcext:value-type="string" table:number-columns-spanned="6" table:number-rows-spanned="1">
            <text:p>C. Przerwanie scenariusza Dummy amplifier, zamknięcie obci gui I obci_srv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19">
          <table:table-cell table:style-name="ce26" office:value-type="string" calcext:value-type="string" table:number-columns-spanned="3" table:number-rows-spanned="1">
            <text:p>1. Wróć do obci (Alt+Tab),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0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1">
          <table:table-cell table:style-name="ce22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22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3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 Czasy logowania pokrywają się z czasem wykonania testu. W kolumnie Source są obci_server i Dummy amplifier</text:p>
          </table:table-cell>
          <table:covered-table-cell/>
          <table:table-cell table:number-columns-repeated="2"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7"/>
          <table:table-cell table:style-name="Default"/>
          <table:table-cell/>
        </table:table-row>
        <table:table-row table:style-name="ro3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/>
          <table:table-cell table:style-name="ce7" table:number-columns-repeated="2"/>
          <table:table-cell/>
          <table:table-cell table:style-name="ce7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</table:table>
      <table:table table:name="1.4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podłączeniu Svarog-a pod scenariusz uruchomiony w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2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0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0"/>
          <table:covered-table-cell table:number-columns-repeated="3"/>
          <table:table-cell/>
        </table:table-row>
        <table:table-row table:style-name="ro7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/>
          <table:table-cell table:number-columns-repeated="2"/>
        </table:table-row>
        <table:table-row table:style-name="ro23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3">
          <table:table-cell table:style-name="ce2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9. Otwórz plik svarog_&lt;timestamp&gt;.&lt;id&gt;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7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5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1. Wróć do Svarog-a (Alt+Tab),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2. Wróć do obci gui (Alt+Tab),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3. Zamknij obci_server komendą:</text:p>
            <text:p><text:span text:style-name="T1">$ obci srv_kill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3">
          <table:table-cell table:style-name="ce7" table:number-columns-repeated="5"/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3">
          <table:table-cell table:style-name="ce7" table:number-columns-repeated="5"/>
          <table:table-cell table:style-name="Default" office:value-type="string" calcext:value-type="string">
            <text:p>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  <table:table-row table:style-name="ro1" table:number-rows-repeated="3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5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5" calcext:value-type="float" table:number-columns-spanned="2" table:number-rows-spanned="2">
            <text:p>1.5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8"/>
          <table:covered-table-cell table:style-name="ce17"/>
          <table:table-cell table:style-name="ce20"/>
        </table:table-row>
        <table:table-row table:style-name="ro24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0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Svarog-a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4"/>
          <table:covered-table-cell table:style-name="ce8"/>
          <table:covered-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5"/>
          <table:table-cell table:style-name="ce33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 table:style-name="ce35"/>
          <table:table-cell table:style-name="ce33"/>
          <table:table-cell/>
        </table:table-row>
        <table:table-row table:style-name="ro14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terminala</text:p>
          </table:table-cell>
          <table:covered-table-cell table:style-name="ce35"/>
          <table:table-cell table:style-name="ce33"/>
          <table:table-cell/>
        </table:table-row>
        <table:table-row table:style-name="ro15">
          <table:table-cell table:style-name="ce6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5"/>
          <table: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35"/>
          <table:table-cell table:style-name="ce33"/>
          <table:table-cell/>
        </table:table-row>
        <table:table-row table:style-name="ro25">
          <table:table-cell table:style-name="ce27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/>
          <table:covered-table-cell table:style-name="ce32"/>
          <table:covered-table-cell table:style-name="ce35"/>
          <table:covered-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21">
          <table:table-cell table:style-name="ce27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35"/>
          <table:table-cell table:style-name="ce33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35"/>
          <table:table-cell table:style-name="ce33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35"/>
          <table:table-cell table:style-name="ce33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/>
          <table:table-cell table:style-name="ce7" table:number-columns-repeated="2"/>
          <table:table-cell table:style-name="ce25" table:number-columns-spanned="2" table:number-rows-spanned="1"/>
          <table:covered-table-cell/>
          <table:table-cell table:number-columns-repeated="2"/>
        </table:table-row>
        <table:table-row table:style-name="ro3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4">
          <table:table-cell/>
          <table:table-cell table:style-name="ce7" table:number-columns-repeated="2"/>
          <table:table-cell table:number-columns-repeated="2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</table:table>
      <table:table table:name="1.6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6" calcext:value-type="float" table:number-columns-spanned="2" table:number-rows-spanned="2">
            <text:p>1.6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a po wyłączeniu obc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24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36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2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0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3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8"/>
          <table:covered-table-cell table:style-name="ce39"/>
          <table:covered-table-cell table:style-name="ce40"/>
          <table:covered-table-cell table:style-name="ce41"/>
          <table:table-cell/>
        </table:table-row>
        <table:table-row table:style-name="ro13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C. Wyłączenie obci gui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1. Wróć do obci (Alt+Tab) i zamknij okno krzyżykiem w lewym, górnym rog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36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3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8">
          <table:table-cell table:style-name="ce26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4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3:38:17.096554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15T10:29:23.173459097</dc:date>
    <meta:editing-duration>PT12H43M37S</meta:editing-duration>
    <meta:editing-cycles>24</meta:editing-cycles>
    <meta:generator>LibreOffice/4.2.8.2$Linux_X86_64 LibreOffice_project/420m0$Build-2</meta:generator>
    <meta:document-statistic meta:table-count="6" meta:cell-count="310" meta:object-count="0"/>
  </office:meta>
</office:document-meta>
</file>